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bie Ritchie</text:p>
      <text:p text:style-name="P2">Professor Sascha Gerhards</text:p>
      <text:p text:style-name="P2">German 202 B</text:p>
      <text:p text:style-name="P2">4 May 2016</text:p>
      <text:p text:style-name="P3">Aufsatz 3: Der Film</text:p>
      <text:p text:style-name="P1"><text:tab/>Heute wollte ich den Film „Jus Süß“ sehen mit meinem Freund. Von dem Name konnte ich mich vorstellen, worüber er ist, aber ich hörte, dass er einen tollen Film ist. Weil mein Freund in der <text:s/>Hitlerjugend ist, durften wir nur treffen, wo keine Bekannte uns sehen konnte.Ich kam an den Treffpunkt, vor dem Schaufenster des kleinen Seifengeschäftes, vor meinem Freund, deshalb wartete ich auf ihn. Als er kam an, war ich wirklich gespannt. Ohne ihn hätte ich nicht den Mut gehabt, ins Kino zu gehen.</text:p>
      <text:p text:style-name="P1"><text:tab/>Ich hatte einen Plan, wenn ich meinen Ausweis zeigen musste. Hoffentlich könnte ich sagen, dass ich den vergessen hat. Umsicherzugehen kaufte mein Freund die Karten für uns. Er musste nicht sogar den Ausweis zeigen. Ich war so froh. Damals dachte ich, dass alles gut war und nichts schlimm passieren wurde. Wir fanden den richtigen Schauplatz und die Platzanweiserin zeigte uns unsere Sitzplätze. </text:p>
      <text:p text:style-name="P1"><text:tab/>Ich wartete entspannt auf den Film zu beginnen. Ich hatte keine Idee, was am nächsten passierten. Dann hörte ich durch den Lautsprecher „Wir bitten alle Jugendlichen, ihre Ausweise bereitzuhalten.“ Mein Herz sank. Während die andere Leute ihren Ausweisen zeigten zitterte ich. Ich wußte nicht was ich tun sollte. Ich fragte meinen Freund. Er verstand nicht, wovor ich so viel Angst hatte. Ich erklärte ihm das Gesetz, das Juden keine Filme sehen konnten, aber er hatte auch keine Ideen. Bevor die Platzanweisein an unserer Reihe kam, versuchte ich zu lassen, aber sie ließ mich nicht gehen. Sie nahm meinen Ausweis von meiner Jack und sah, dass ich Jude war. Sie wurde sehr verärgert, aber ich musste nur lassen. Ich hatte viel Glück. Ich könnte dieser Eintritt in einem Konzentrationslager schrei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5-03T13:42:27.41</meta:creation-date>
    <dc:date>2016-05-03T22:50:26.98</dc:date>
    <dc:creator>Robert Ritchie</dc:creator>
    <meta:editing-duration>PT38M9S</meta:editing-duration>
    <meta:editing-cycles>3</meta:editing-cycles>
    <meta:generator>OpenOffice/4.1.1$Win32 OpenOffice.org_project/411m6$Build-9775</meta:generator>
    <meta:document-statistic meta:table-count="0" meta:image-count="0" meta:object-count="0" meta:page-count="1" meta:paragraph-count="8" meta:word-count="291" meta:character-count="1777"/>
  </office:meta>
</office:document-meta>
</file>